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-color="#3399ff" draw:textarea-horizontal-align="justify" draw:textarea-vertical-align="top" draw:auto-grow-height="false" fo:min-height="8.05cm" fo:min-width="4.3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0.55cm" fo:min-width="4.3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1.75cm" fo:min-width="1.6cm"/>
    </style:style>
    <style:style style:name="gr4" style:family="graphic" style:parent-style-name="standard" style:list-style-name="L1">
      <style:graphic-properties draw:fill-color="#3399ff" draw:textarea-horizontal-align="justify" draw:textarea-vertical-align="top" draw:auto-grow-height="false" fo:min-height="2.95cm" fo:min-width="4.3cm"/>
    </style:style>
    <style:style style:name="gr5" style:family="graphic" style:parent-style-name="standard" style:list-style-name="L1">
      <style:graphic-properties draw:fill-color="#3399ff" draw:textarea-horizontal-align="justify" draw:textarea-vertical-align="top" draw:auto-grow-height="false" fo:min-height="3.55cm" fo:min-width="4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3399ff" draw:textarea-horizontal-align="justify" draw:textarea-vertical-align="middle" draw:auto-grow-height="false" fo:min-height="1.75cm" fo:min-width="1.8cm"/>
    </style:style>
    <style:style style:name="gr10" style:family="graphic" style:parent-style-name="standard" style:list-style-name="L1">
      <style:graphic-properties draw:fill-color="#3399ff" draw:textarea-horizontal-align="justify" draw:textarea-vertical-align="top" draw:auto-grow-height="false" fo:min-height="4.75cm" fo:min-width="4.3cm"/>
    </style:style>
    <style:style style:name="gr11" style:family="graphic" style:parent-style-name="standard">
      <style:graphic-properties draw:marker-start="Arrow" draw:marker-start-width="0.3cm" draw:textarea-vertical-align="middle"/>
    </style:style>
    <style:style style:name="gr12" style:family="graphic" style:parent-style-name="standard" style:list-style-name="L1">
      <style:graphic-properties draw:fill-color="#3399ff" draw:textarea-horizontal-align="justify" draw:textarea-vertical-align="top" draw:auto-grow-height="false" fo:min-height="2.35cm" fo:min-width="4.3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3399ff"/>
      <style:paragraph-properties fo:text-align="start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style:font-name="Liberation Sans" fo:font-size="18pt" style:text-underline-style="solid" style:text-underline-width="auto" style:text-underline-color="font-color" style:letter-kerning="true" style:font-name-asian="Noto Sans CJK SC Regular" style:font-size-asian="18pt" style:font-name-complex="FreeSans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7" draw:id="id7" draw:layer="layout" svg:width="4.8cm" svg:height="8.3cm" svg:x="4.6cm" svg:y="2.1cm">
          <text:p text:style-name="P1"><text:span text:style-name="T1">name</text:span></text:p>
          <text:p text:style-name="P1"><text:span text:style-name="T2">nickname</text:span></text:p>
          <text:p text:style-name="P1"><text:span text:style-name="T1">email</text:span></text:p>
          <text:p text:style-name="P1"><text:span text:style-name="T1">date_of_birth</text:span></text:p>
          <text:p text:style-name="P1"><text:span text:style-name="T1">address</text:span></text:p>
          <text:p text:style-name="P1"><text:span text:style-name="T1">- Street</text:span></text:p>
          <text:p text:style-name="P1"><text:span text:style-name="T1">- City</text:span></text:p>
          <text:p text:style-name="P1"><text:span text:style-name="T1">- State</text:span></text:p>
          <text:p text:style-name="P1"><text:span text:style-name="T1">- Country</text:span></text:p>
          <text:p text:style-name="P1"><text:span text:style-name="T1">- Postal Cod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4.8cm" svg:height="0.8cm" svg:x="4.6cm" svg:y="1.2cm">
          <text:p text:style-name="P3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2cm" svg:height="4cm" svg:x="12.4cm" svg:y="2.4cm">
          <text:p text:style-name="P3">publish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draw:layer="layout" svg:width="4.8cm" svg:height="0.8cm" svg:x="9.8cm" svg:y="16.3cm">
          <text:p text:style-name="P3">isFriendWith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8cm" svg:height="3.2cm" svg:x="9.8cm" svg:y="17.2cm">
          <text:p text:style-name="P1"><text:span text:style-name="T3">user_1</text:span></text:p>
          <text:p text:style-name="P1"><text:span text:style-name="T3">user_2</text:span></text:p>
          <text:p text:style-name="P1">since</text:p>
          <text:p text:style-name="P1">nb_common</text:p>
          <text:p text:style-name="P1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8cm" svg:height="0.8cm" svg:x="19.2cm" svg:y="2.5cm">
          <text:p text:style-name="P3">post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8cm" svg:height="3.8cm" svg:x="19.2cm" svg:y="3.4cm">
          <text:p text:style-name="P1"><text:span text:style-name="T3">id</text:span></text:p>
          <text:p text:style-name="P1">text</text:p>
          <text:p text:style-name="P1">date</text:p>
          <text:p text:style-name="P1">attachment</text:p>
          <text:p text:style-name="P1">original</text:p>
          <text:p text:style-name="P1"/>
          <text:p text:style-name="P1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4cm" svg:y1="4.4cm" svg:x2="12.4cm" svg:y2="4.4cm">
          <text:p/>
        </draw:line>
        <draw:line draw:style-name="gr6" draw:text-style-name="P5" draw:layer="layout" svg:x1="16.6cm" svg:y1="4.4cm" svg:x2="19.2cm" svg:y2="4.4cm">
          <text:p/>
        </draw:line>
        <draw:frame draw:style-name="gr7" draw:text-style-name="P6" draw:layer="layout" svg:width="0.926cm" svg:height="1.119cm" svg:x="18.3cm" svg:y="3.5cm">
          <draw:text-box>
            <text:p text:style-name="P1"><text:span text:style-name="T4">*</text:span></text:p>
          </draw:text-box>
        </draw:frame>
        <draw:connector draw:style-name="gr8" draw:text-style-name="P3" draw:layer="layout" draw:line-skew="-1.099cm" svg:x1="4.6cm" svg:y1="1.6cm" svg:x2="4.4cm" svg:y2="13.2cm" draw:start-shape="id1" draw:start-glue-point="3" draw:end-shape="id2" draw:end-glue-point="5" svg:d="M4600 1600h-1800v11600h1600" svg:viewBox="0 0 1801 11601">
          <text:p/>
        </draw:connector>
        <draw:custom-shape draw:style-name="gr9" draw:text-style-name="P4" xml:id="id2" draw:id="id2" draw:layer="layout" svg:width="4.6cm" svg:height="4cm" svg:x="4.4cm" svg:y="11.2cm">
          <text:p text:style-name="P3">isFriendWith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3" draw:layer="layout" draw:line-skew="0.699cm" svg:x1="9cm" svg:y1="13.2cm" svg:x2="9.4cm" svg:y2="1.6cm" draw:start-shape="id2" draw:start-glue-point="7" draw:end-shape="id1" draw:end-glue-point="1" svg:d="M9000 13200h1600v-11600h-1200" svg:viewBox="0 0 1601 11601">
          <text:p/>
        </draw:connector>
        <draw:custom-shape draw:style-name="gr2" draw:text-style-name="P4" draw:layer="layout" svg:width="4.8cm" svg:height="0.8cm" svg:x="16.8cm" svg:y="14cm">
          <text:p text:style-name="P3">publishPos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8cm" svg:height="5cm" svg:x="16.8cm" svg:y="14.9cm">
          <text:p text:style-name="P1">id</text:p>
          <text:p text:style-name="P1">text</text:p>
          <text:p text:style-name="P1">date</text:p>
          <text:p text:style-name="P1">attachment</text:p>
          <text:p text:style-name="P1">parent_post_id</text:p>
          <text:p text:style-name="P1">nickname </text:p>
          <text:p text:style-name="P1"/>
          <text:p text:style-name="P1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0.699cm" svg:x1="24cm" svg:y1="2.9cm" svg:x2="23.4cm" svg:y2="9.4cm" draw:start-shape="id3" draw:start-glue-point="1" draw:end-shape="id4" draw:end-glue-point="7" svg:d="M24000 2900h1200v6500h-1800" svg:viewBox="0 0 1801 6501">
          <text:p/>
        </draw:connector>
        <draw:custom-shape draw:style-name="gr3" draw:text-style-name="P4" xml:id="id4" draw:id="id4" draw:layer="layout" svg:width="4.2cm" svg:height="4cm" svg:x="19.2cm" svg:y="7.4cm">
          <text:p text:style-name="P3">repli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3" draw:layer="layout" draw:line-skew="-0.699cm" svg:x1="19.2cm" svg:y1="9.4cm" svg:x2="19.2cm" svg:y2="2.9cm" draw:start-shape="id4" draw:start-glue-point="5" draw:end-shape="id3" draw:end-glue-point="3" svg:d="M19200 9400h-1200v-6500h1200" svg:viewBox="0 0 1201 6501">
          <text:p/>
        </draw:connector>
        <draw:frame draw:style-name="gr7" draw:text-style-name="P6" draw:layer="layout" svg:width="0.926cm" svg:height="1.119cm" svg:x="9.6cm" svg:y="0.681cm">
          <draw:text-box>
            <text:p text:style-name="P1"><text:span text:style-name="T4">*</text:span></text:p>
          </draw:text-box>
        </draw:frame>
        <draw:frame draw:style-name="gr7" draw:text-style-name="P6" draw:layer="layout" svg:width="0.926cm" svg:height="1.119cm" svg:x="3.474cm" svg:y="0.8cm">
          <draw:text-box>
            <text:p text:style-name="P1"><text:span text:style-name="T4">*</text:span></text:p>
          </draw:text-box>
        </draw:frame>
        <draw:frame draw:style-name="gr7" draw:text-style-name="P6" draw:layer="layout" svg:width="0.926cm" svg:height="0.963cm" svg:x="18.2cm" svg:y="1.937cm">
          <draw:text-box>
            <text:p text:style-name="P1">1</text:p>
          </draw:text-box>
        </draw:frame>
        <draw:frame draw:style-name="gr7" draw:text-style-name="P6" draw:layer="layout" svg:width="0.926cm" svg:height="0.963cm" svg:x="9.4cm" svg:y="3.4cm">
          <draw:text-box>
            <text:p text:style-name="P1">1</text:p>
          </draw:text-box>
        </draw:frame>
        <draw:frame draw:style-name="gr7" draw:text-style-name="P6" draw:layer="layout" svg:width="0.926cm" svg:height="1.119cm" svg:x="24.2cm" svg:y="2cm">
          <draw:text-box>
            <text:p text:style-name="P1"><text:span text:style-name="T4">*</text:span></text:p>
          </draw:text-box>
        </draw:frame>
        <draw:custom-shape draw:style-name="gr3" draw:text-style-name="P4" xml:id="id6" draw:id="id6" draw:layer="layout" svg:width="4.2cm" svg:height="4cm" svg:x="12.4cm" svg:y="6.7cm">
          <text:p text:style-name="P3">isDisplaye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3" draw:layer="layout" draw:line-skew="-0.501cm" svg:x1="19.2cm" svg:y1="5.3cm" svg:x2="16.6cm" svg:y2="8.7cm" draw:start-shape="id5" draw:end-shape="id6" svg:d="M19200 5300h-1800v3400h-800" svg:viewBox="0 0 2601 3401">
          <text:p/>
        </draw:connector>
        <draw:line draw:style-name="gr11" draw:text-style-name="P3" draw:layer="layout" svg:x1="9.4cm" svg:y1="8.7cm" svg:x2="12.4cm" svg:y2="8.7cm">
          <text:p/>
        </draw:line>
        <draw:frame draw:style-name="gr7" draw:text-style-name="P6" draw:layer="layout" svg:width="0.926cm" svg:height="1.119cm" svg:x="18.274cm" svg:y="5.281cm">
          <draw:text-box>
            <text:p text:style-name="P1"><text:span text:style-name="T4">*</text:span></text:p>
          </draw:text-box>
        </draw:frame>
        <draw:frame draw:style-name="gr7" draw:text-style-name="P6" draw:layer="layout" svg:width="0.926cm" svg:height="1.119cm" svg:x="9.4cm" svg:y="7.581cm">
          <draw:text-box>
            <text:p text:style-name="P1"><text:span text:style-name="T4">*</text:span></text:p>
          </draw:text-box>
        </draw:frame>
        <draw:custom-shape draw:style-name="gr2" draw:text-style-name="P4" draw:layer="layout" svg:width="4.8cm" svg:height="0.8cm" svg:x="2.8cm" svg:y="16.4cm">
          <text:p text:style-name="P3">isDisplayed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cm" svg:height="2.6cm" svg:x="2.8cm" svg:y="17.3cm">
          <text:p text:style-name="P1">user_from</text:p>
          <text:p text:style-name="P1">user_to</text:p>
          <text:p text:style-name="P1">date</text:p>
          <text:p text:style-name="P1"/>
          <text:p text:style-name="P1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1.899cm" svg:x1="9.4cm" svg:y1="6.25cm" svg:x2="9.8cm" svg:y2="18.8cm" draw:start-shape="id7" draw:start-glue-point="1" draw:end-shape="id8" draw:end-glue-point="3" svg:d="M9400 6250h2400v7550h-2501v5000h501" svg:viewBox="0 0 2502 12551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1:38:50.124896516</meta:creation-date>
    <dc:date>2019-11-14T01:09:52.453098257</dc:date>
    <meta:editing-duration>PT32M14S</meta:editing-duration>
    <meta:editing-cycles>6</meta:editing-cycles>
    <meta:generator>LibreOffice/5.1.6.2$Linux_X86_64 LibreOffice_project/10m0$Build-2</meta:generator>
    <meta:document-statistic meta:object-count="54"/>
  </office:meta>
</office:document-meta>
</file>